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77c4f9f"/>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785b442"/>
    </style:style>
    <style:style style:name="P57" style:family="paragraph" style:parent-style-name="Standard" style:list-style-name="L1">
      <style:text-properties officeooo:paragraph-rsid="07760280"/>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78a173a"/>
    </style:style>
    <style:style style:name="P60" style:family="paragraph" style:parent-style-name="Standard" style:list-style-name="L1">
      <style:text-properties officeooo:paragraph-rsid="07935dd6"/>
    </style:style>
    <style:style style:name="P61" style:family="paragraph" style:parent-style-name="Standard" style:list-style-name="L1">
      <style:text-properties officeooo:paragraph-rsid="079d2422"/>
    </style:style>
    <style:style style:name="P62" style:family="paragraph" style:parent-style-name="Standard" style:list-style-name="L1">
      <style:text-properties officeooo:paragraph-rsid="07958030"/>
    </style:style>
    <style:style style:name="P63" style:family="paragraph" style:parent-style-name="Standard" style:list-style-name="L1">
      <style:text-properties officeooo:paragraph-rsid="0796abb6"/>
    </style:style>
    <style:style style:name="P64" style:family="paragraph" style:parent-style-name="Standard" style:list-style-name="L1">
      <style:text-properties officeooo:paragraph-rsid="07985494"/>
    </style:style>
    <style:style style:name="P65" style:family="paragraph" style:parent-style-name="Standard" style:list-style-name="L1">
      <style:text-properties officeooo:paragraph-rsid="07994666"/>
    </style:style>
    <style:style style:name="P66" style:family="paragraph" style:parent-style-name="Standard" style:list-style-name="L1">
      <style:text-properties officeooo:paragraph-rsid="079addfa"/>
    </style:style>
    <style:style style:name="P67" style:family="paragraph" style:parent-style-name="Standard" style:list-style-name="L1">
      <style:text-properties officeooo:paragraph-rsid="0751081e"/>
    </style:style>
    <style:style style:name="P68" style:family="paragraph" style:parent-style-name="Standard" style:list-style-name="L1">
      <style:text-properties officeooo:paragraph-rsid="07524939"/>
    </style:style>
    <style:style style:name="P69" style:family="paragraph" style:parent-style-name="Standard" style:list-style-name="L1">
      <style:text-properties officeooo:paragraph-rsid="0870ef1b"/>
    </style:style>
    <style:style style:name="P70" style:family="paragraph" style:parent-style-name="Standard" style:list-style-name="L1">
      <style:text-properties officeooo:paragraph-rsid="087923fe"/>
    </style:style>
    <style:style style:name="P71" style:family="paragraph" style:parent-style-name="Standard" style:list-style-name="L1">
      <style:text-properties officeooo:paragraph-rsid="0879e2fe"/>
    </style:style>
    <style:style style:name="P72" style:family="paragraph" style:parent-style-name="Standard" style:list-style-name="L1">
      <style:text-properties officeooo:paragraph-rsid="087ec56b"/>
    </style:style>
    <style:style style:name="P73" style:family="paragraph" style:parent-style-name="Standard" style:list-style-name="L1">
      <style:text-properties officeooo:paragraph-rsid="0886740d"/>
    </style:style>
    <style:style style:name="P74" style:family="paragraph" style:parent-style-name="Standard" style:list-style-name="L1">
      <style:text-properties officeooo:paragraph-rsid="0889172f"/>
    </style:style>
    <style:style style:name="P75" style:family="paragraph" style:parent-style-name="Standard" style:list-style-name="L1">
      <style:text-properties officeooo:paragraph-rsid="088ac6a6"/>
    </style:style>
    <style:style style:name="P76" style:family="paragraph" style:parent-style-name="Standard" style:list-style-name="L1">
      <style:text-properties officeooo:paragraph-rsid="0892446c"/>
    </style:style>
    <style:style style:name="P77" style:family="paragraph" style:parent-style-name="Standard" style:list-style-name="L1">
      <style:text-properties officeooo:rsid="03ce45d1" officeooo:paragraph-rsid="06c19f12"/>
    </style:style>
    <style:style style:name="P78" style:family="paragraph" style:parent-style-name="Standard" style:list-style-name="L1">
      <style:text-properties officeooo:rsid="03ce45d1" officeooo:paragraph-rsid="075e25bd"/>
    </style:style>
    <style:style style:name="P79" style:family="paragraph" style:parent-style-name="Standard" style:list-style-name="L1">
      <style:text-properties officeooo:rsid="03ce45d1" officeooo:paragraph-rsid="083ac12a"/>
    </style:style>
    <style:style style:name="P80" style:family="paragraph" style:parent-style-name="Standard" style:list-style-name="L1">
      <style:text-properties officeooo:rsid="03ce45d1" officeooo:paragraph-rsid="07dc71db"/>
    </style:style>
    <style:style style:name="P81" style:family="paragraph" style:parent-style-name="Standard" style:list-style-name="L1">
      <style:text-properties officeooo:rsid="03ce45d1" officeooo:paragraph-rsid="083253b8"/>
    </style:style>
    <style:style style:name="P82" style:family="paragraph" style:parent-style-name="Standard" style:list-style-name="L1">
      <style:text-properties officeooo:rsid="03ce45d1" officeooo:paragraph-rsid="07f95e1b"/>
    </style:style>
    <style:style style:name="P83" style:family="paragraph" style:parent-style-name="Standard" style:list-style-name="L1">
      <style:text-properties officeooo:rsid="03ce45d1" officeooo:paragraph-rsid="080118ff"/>
    </style:style>
    <style:style style:name="P84" style:family="paragraph" style:parent-style-name="Standard" style:list-style-name="L1">
      <style:text-properties officeooo:rsid="03ce45d1" officeooo:paragraph-rsid="07e0a66c"/>
    </style:style>
    <style:style style:name="P85" style:family="paragraph" style:parent-style-name="Standard" style:list-style-name="L1">
      <style:text-properties officeooo:rsid="03ce45d1" officeooo:paragraph-rsid="083b978e"/>
    </style:style>
    <style:style style:name="P86" style:family="paragraph" style:parent-style-name="Standard" style:list-style-name="L1">
      <style:text-properties officeooo:rsid="03ce45d1" officeooo:paragraph-rsid="083e2c11"/>
    </style:style>
    <style:style style:name="P87" style:family="paragraph" style:parent-style-name="Standard" style:list-style-name="L1">
      <style:text-properties officeooo:rsid="03ce45d1" officeooo:paragraph-rsid="084e0133"/>
    </style:style>
    <style:style style:name="P88" style:family="paragraph" style:parent-style-name="Standard" style:list-style-name="L1">
      <style:text-properties officeooo:rsid="03ce45d1" officeooo:paragraph-rsid="08554f65"/>
    </style:style>
    <style:style style:name="P89" style:family="paragraph" style:parent-style-name="Standard" style:list-style-name="L1">
      <style:text-properties officeooo:rsid="03ce45d1" officeooo:paragraph-rsid="085776be"/>
    </style:style>
    <style:style style:name="P90" style:family="paragraph" style:parent-style-name="Standard" style:list-style-name="L1">
      <style:text-properties officeooo:rsid="03ce45d1" officeooo:paragraph-rsid="085aed9e"/>
    </style:style>
    <style:style style:name="P91" style:family="paragraph" style:parent-style-name="Standard" style:list-style-name="L1">
      <style:text-properties officeooo:rsid="03ce45d1" officeooo:paragraph-rsid="0844c164"/>
    </style:style>
    <style:style style:name="P92" style:family="paragraph" style:parent-style-name="Standard" style:list-style-name="L1">
      <style:text-properties officeooo:rsid="03ce45d1" officeooo:paragraph-rsid="08604254"/>
    </style:style>
    <style:style style:name="P93" style:family="paragraph" style:parent-style-name="Standard" style:list-style-name="L1">
      <style:text-properties officeooo:rsid="03ce45d1" officeooo:paragraph-rsid="08469de7"/>
    </style:style>
    <style:style style:name="P94" style:family="paragraph" style:parent-style-name="Standard" style:list-style-name="L1">
      <style:text-properties officeooo:rsid="03ce45d1" officeooo:paragraph-rsid="07760280"/>
    </style:style>
    <style:style style:name="P95" style:family="paragraph" style:parent-style-name="Standard" style:list-style-name="L1">
      <style:text-properties officeooo:rsid="03ce45d1" officeooo:paragraph-rsid="078a173a"/>
    </style:style>
    <style:style style:name="P96" style:family="paragraph" style:parent-style-name="Standard" style:list-style-name="L1">
      <style:text-properties officeooo:rsid="06c830eb" officeooo:paragraph-rsid="06c830eb"/>
    </style:style>
    <style:style style:name="P97" style:family="paragraph" style:parent-style-name="Standard" style:list-style-name="L1">
      <style:text-properties officeooo:rsid="06c830eb" officeooo:paragraph-rsid="06cf168f"/>
    </style:style>
    <style:style style:name="P98" style:family="paragraph" style:parent-style-name="Standard" style:list-style-name="L1">
      <style:text-properties officeooo:rsid="06c830eb" officeooo:paragraph-rsid="07ac4049"/>
    </style:style>
    <style:style style:name="P99" style:family="paragraph" style:parent-style-name="Standard" style:list-style-name="L1">
      <style:text-properties officeooo:rsid="06c830eb" officeooo:paragraph-rsid="06d21d21"/>
    </style:style>
    <style:style style:name="P100" style:family="paragraph" style:parent-style-name="Standard" style:list-style-name="L1">
      <style:text-properties officeooo:rsid="06c85127" officeooo:paragraph-rsid="06c85127"/>
    </style:style>
    <style:style style:name="P101" style:family="paragraph" style:parent-style-name="Standard" style:list-style-name="L2">
      <style:text-properties officeooo:rsid="06c85127" officeooo:paragraph-rsid="06cd9436"/>
    </style:style>
    <style:style style:name="P102" style:family="paragraph" style:parent-style-name="Standard" style:list-style-name="L3">
      <style:text-properties officeooo:rsid="06c85127" officeooo:paragraph-rsid="06c947cb"/>
    </style:style>
    <style:style style:name="P103" style:family="paragraph" style:parent-style-name="Standard" style:list-style-name="L1">
      <style:text-properties fo:color="#000000" style:font-name="DejaVu Sans" fo:font-size="9pt" officeooo:rsid="044a0da7" officeooo:paragraph-rsid="06d6021c" style:font-size-asian="9pt" style:font-size-complex="9pt"/>
    </style:style>
    <style:style style:name="P104" style:family="paragraph" style:parent-style-name="Standard" style:list-style-name="L1">
      <style:text-properties fo:color="#000000" style:font-name="DejaVu Sans" fo:font-size="9pt" officeooo:rsid="0442bb24" officeooo:paragraph-rsid="06da4ca0" style:font-size-asian="9pt" style:font-size-complex="9pt"/>
    </style:style>
    <style:style style:name="P105" style:family="paragraph" style:parent-style-name="Standard" style:list-style-name="L1">
      <style:text-properties fo:color="#000000" style:font-name="DejaVu Sans" fo:font-size="9pt" officeooo:rsid="06da4ca0" officeooo:paragraph-rsid="06da4ca0" style:font-size-asian="9pt" style:font-size-complex="9pt"/>
    </style:style>
    <style:style style:name="P106" style:family="paragraph" style:parent-style-name="Standard" style:list-style-name="L1">
      <style:text-properties officeooo:rsid="041573b8" officeooo:paragraph-rsid="06c19f12"/>
    </style:style>
    <style:style style:name="P10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0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09" style:family="paragraph" style:parent-style-name="Standard" style:list-style-name="L1">
      <style:text-properties style:font-name="DejaVu Sans" fo:font-size="9pt" officeooo:paragraph-rsid="0700ed2f" style:font-size-asian="9pt" style:font-size-complex="9pt"/>
    </style:style>
    <style:style style:name="P110" style:family="paragraph" style:parent-style-name="Standard" style:list-style-name="L1">
      <style:text-properties style:font-name="DejaVu Sans" fo:font-size="9pt" officeooo:paragraph-rsid="06fc9d01" style:font-size-asian="9pt" style:font-size-complex="9pt"/>
    </style:style>
    <style:style style:name="P111" style:family="paragraph" style:parent-style-name="Standard" style:list-style-name="L1">
      <style:text-properties style:font-name="DejaVu Sans" fo:font-size="9pt" officeooo:rsid="06fad98c" officeooo:paragraph-rsid="06ff19e0" style:font-size-asian="9pt" style:font-size-complex="9pt"/>
    </style:style>
    <style:style style:name="P112" style:family="paragraph" style:parent-style-name="Standard" style:list-style-name="L1">
      <style:text-properties officeooo:rsid="06fad98c" officeooo:paragraph-rsid="06ff19e0"/>
    </style:style>
    <style:style style:name="P11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e6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23"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24"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25"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26"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font-weight="bold" officeooo:rsid="07039be1" style:font-weight-asian="bold" style:font-weight-complex="bold"/>
    </style:style>
    <style:style style:name="T287" style:family="text">
      <style:text-properties style:font-name="DejaVu Sans" fo:font-size="9pt" style:font-size-asian="9pt" style:font-size-complex="9pt"/>
    </style:style>
    <style:style style:name="T288" style:family="text">
      <style:text-properties fo:color="#996600"/>
    </style:style>
    <style:style style:name="T289"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officeooo:rsid="086975e8"/>
    </style:style>
    <style:style style:name="T295" style:family="text">
      <style:text-properties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8592587911864023900" text:style-name="L1">
        <text:list-item>
          <text:p text:style-name="P3"><text:span text:style-name="Source_20_Text"><text:span text:style-name="T229">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77"><text:span text:style-name="Source_20_Text"><text:span text:style-name="T230">Goals and Requirement</text:span></text:span><text:span text:style-name="Source_20_Text"><text:span text:style-name="T231">s</text:span></text:span><text:span text:style-name="Source_20_Text"><text:span text:style-name="T230"> of the system:</text:span></text:span></text:p>
          <text:list>
            <text:list-item>
              <text:p text:style-name="P5"><text:span text:style-name="Source_20_Text"><text:span text:style-name="T231">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9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00"><text:span text:style-name="Source_20_Text"><text:span text:style-name="T60">If the user selects the cinema first:</text:span></text:span></text:p>
                    </text:list-item>
                  </text:list>
                </text:list-item>
              </text:list>
            </text:list-item>
          </text:list>
        </text:list-item>
      </text:list>
      <text:list xml:id="list7062958118958150030" text:style-name="L2">
        <text:list-item>
          <text:list>
            <text:list-item>
              <text:list>
                <text:list-item>
                  <text:list>
                    <text:list-item>
                      <text:list>
                        <text:list-item>
                          <text:p text:style-name="P10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34607371008552" text:continue-list="list8592587911864023900" text:style-name="L1">
        <text:list-item>
          <text:list>
            <text:list-item>
              <text:list>
                <text:list-item>
                  <text:list>
                    <text:list-item>
                      <text:p text:style-name="P100"><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6872939708365149611" text:style-name="L3">
        <text:list-item>
          <text:list>
            <text:list-item>
              <text:list>
                <text:list-item>
                  <text:list>
                    <text:list-item>
                      <text:list>
                        <text:list-item>
                          <text:p text:style-name="P10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34608441865475" text:continue-list="list34607371008552" text:style-name="L1">
        <text:list-item>
          <text:list>
            <text:list-item>
              <text:list>
                <text:list-item>
                  <text:p text:style-name="P97"><text:span text:style-name="Source_20_Text"><text:span text:style-name="T13">Now the </text:span></text:span><text:span text:style-name="Source_20_Text"><text:span text:style-name="T14">user should be able to book their tickets.</text:span></text:span></text:p>
                </text:list-item>
                <text:list-item>
                  <text:p text:style-name="P97"><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98"><text:span text:style-name="Source_20_Text"><text:span text:style-name="T16">The user should be able to distinguish available seats from the booked ones. </text:span></text:span><text:span text:style-name="Source_20_Text"><text:span text:style-name="T112">There should be three colors of the seats in the grid: white (unreserved), <text:s/>grey (reserved), black (booked).</text:span></text:span></text:p>
                </text:list-item>
                <text:list-item>
                  <text:p text:style-name="P99"><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103">If the payment fails <text:span text:style-name="T294">during that five minutes</text:span> then those seats should be shown available to that particular user and should be shown unavailable to the other users.</text:p>
                </text:list-item>
                <text:list-item>
                  <text:p text:style-name="P104">The user should be able to wait if there is a chance that seats might become available – e.g. when holds by other users expire. (observer pattern)</text:p>
                </text:list-item>
                <text:list-item>
                  <text:p text:style-name="P105">Waiting customers should be serviced fairly in a first come first serve manner.</text:p>
                </text:list-item>
              </text:list>
            </text:list-item>
            <text:list-item>
              <text:p text:style-name="P5"><text:span text:style-name="Source_20_Text"><text:span text:style-name="T231">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31">extended requirements.</text:span></text:span></text:p>
              <text:list>
                <text:list-item>
                  <text:p text:style-name="P9"><text:span text:style-name="Source_20_Text"><text:span text:style-name="T36">The portal should send real-time </text:span></text:span><text:span text:style-name="Source_20_Text"><text:span text:style-name="T191">push</text:span></text:span><text:span text:style-name="Source_20_Text"><text:span text:style-name="T36"> notifications to the user about new movie releases &amp; other stuff.</text:span></text:span></text:p>
                </text:list-item>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280">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selects a show.</text:span></text:span></text:p>
            </text:list-item>
            <text:list-item>
              <text:p text:style-name="P13"><text:span text:style-name="Source_20_Text"><text:span text:style-name="T85">User selects the number of seats to be reserved.</text:span></text:span></text:p>
            </text:list-item>
            <text:list-item>
              <text:p text:style-name="P14"><text:span text:style-name="Source_20_Text"><text:span text:style-name="T86">If the required number of seats are available, the user is shown a map of the theater to select seats. If not, the user is taken to ‘step </text:span></text:span><text:span text:style-name="Source_20_Text"><text:span text:style-name="T87">v</text:span></text:span><text:span text:style-name="Source_20_Text"><text:span text:style-name="T86">’ below.</text:span></text:span></text:p>
            </text:list-item>
            <text:list-item>
              <text:p text:style-name="P15"><text:span text:style-name="Source_20_Text"><text:span text:style-name="T88">Once the user selects the seat, the system will try to reserve those selected seats.</text:span></text:span></text:p>
            </text:list-item>
            <text:list-item>
              <text:p text:style-name="P16"><text:span text:style-name="Source_20_Text"><text:span text:style-name="T89">If seats can’t be reserved, we have following options:</text:span></text:span></text:p>
              <text:list>
                <text:list-item>
                  <text:p text:style-name="P17"><text:span text:style-name="Source_20_Text"><text:span text:style-name="T91">Show is full; the user is shown the error message.</text:span></text:span></text:p>
                </text:list-item>
                <text:list-item>
                  <text:p text:style-name="P18"><text:span text:style-name="Source_20_Text"><text:span text:style-name="T92">The seats user wants to reserve are no longer available, but there are other seats available, so the user is taken back to the theater map to choose different seats.</text:span></text:span></text:p>
                </text:list-item>
                <text:list-item>
                  <text:p text:style-name="P18"><text:span text:style-name="Source_20_Text"><text:span text:style-name="T92">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19"><text:span text:style-name="Source_20_Text"><text:span text:style-name="T93">If the required number of seats become available, the user is taken to the theater map page where they can choose the seats.</text:span></text:span></text:p>
                    </text:list-item>
                    <text:list-item>
                      <text:p text:style-name="P19"><text:soft-page-break/><text:span text:style-name="Source_20_Text"><text:span text:style-name="T93">While waiting if all seats get booked, or there are fewer seats in the reservation pool than the user intend to book, the user is shown the error message.</text:span></text:span></text:p>
                    </text:list-item>
                    <text:list-item>
                      <text:p text:style-name="P19"><text:span text:style-name="Source_20_Text"><text:span text:style-name="T93">User cancels the waiting and is taken back to the movie search page.</text:span></text:span></text:p>
                    </text:list-item>
                    <text:list-item>
                      <text:p text:style-name="P20"><text:span text:style-name="Source_20_Text"><text:span text:style-name="T94">At maximum, a user can wait </text:span></text:span><text:span text:style-name="Source_20_Text"><text:span text:style-name="T189">30</text:span></text:span><text:span text:style-name="Source_20_Text"><text:span text:style-name="T188"> mins</text:span></text:span><text:span text:style-name="Source_20_Text"><text:span text:style-name="T94">, after that user’s session gets expired and the user is taken back to the movie search page.</text:span></text:span></text:p>
                    </text:list-item>
                  </text:list>
                </text:list-item>
              </text:list>
            </text:list-item>
            <text:list-item>
              <text:p text:style-name="P21"><text:span text:style-name="Source_20_Text"><text:span text:style-name="T90">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78"><text:span text:style-name="Source_20_Text"><text:span text:style-name="T232">Nature of business:</text:span></text:span></text:p>
          <text:list>
            <text:list-item>
              <text:p text:style-name="P106"><text:span text:style-name="Source_20_Text"><text:span text:style-name="T233">some of the features </text:span></text:span><text:span text:style-name="Source_20_Text"><text:span text:style-name="T234">need to</text:span></text:span><text:span text:style-name="Source_20_Text"><text:span text:style-name="T233">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4">10</text:span></text:span><text:span text:style-name="Source_20_Text"><text:span text:style-name="T40"> : 1. </text:span></text:span><text:span text:style-name="Source_20_Text"><text:span text:style-name="T41">On average a customer searches </text:span></text:span><text:span text:style-name="Source_20_Text"><text:span text:style-name="T115">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7">So</text:span></text:span><text:span text:style-name="Source_20_Text"><text:span text:style-name="T116"> caching should be done to make the reads faster and data partitioning should be done to make the writes faster.</text:span></text:span></text:p>
            </text:list-item>
            <text:list-item>
              <text:p text:style-name="P106"><text:span text:style-name="Source_20_Text"><text:span text:style-name="T233">some of the features </text:span></text:span><text:span text:style-name="Source_20_Text"><text:span text:style-name="T234">can</text:span></text:span><text:span text:style-name="Source_20_Text"><text:span text:style-name="T233">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8">and read and write ratio will be almost 10 : 1 only</text:span></text:span><text:span text:style-name="Source_20_Text"><text:span text:style-name="T47">.</text:span></text:span></text:p>
            </text:list-item>
            <text:list-item>
              <text:p text:style-name="P106"><text:span text:style-name="Source_20_Text"><text:span text:style-name="T233">some of the features </text:span></text:span><text:span text:style-name="Source_20_Text"><text:span text:style-name="T234">can</text:span></text:span><text:span text:style-name="Source_20_Text"><text:span text:style-name="T233"> be used more than the others </text:span></text:span><text:span text:style-name="Source_20_Text"><text:span text:style-name="T235">from</text:span></text:span><text:span text:style-name="Source_20_Text"><text:span text:style-name="T233"> some specific </text:span></text:span><text:span text:style-name="Source_20_Text"><text:span text:style-name="T235">geolocation</text:span></text:span><text:span text:style-name="Source_20_Text"><text:span text:style-name="T233">,</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36">Type of users:</text:span></text:span></text:p>
          <text:list>
            <text:list-item>
              <text:p text:style-name="P77"><text:span text:style-name="Source_20_Text"><text:span text:style-name="T237">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77"><text:span text:style-name="Source_20_Text"><text:span text:style-name="T238">Private use</text:span></text:span><text:span text:style-name="Source_20_Text"><text:span text:style-name="T237">rs,</text:span></text:span></text:p>
              <text:p text:style-name="P24"><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18">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0">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77"><text:span text:style-name="Source_20_Text"><text:span text:style-name="T238">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39">Some Design Considerations,</text:span></text:span></text:p>
          <text:list>
            <text:list-item>
              <text:p text:style-name="P28"><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will not handle partial ticket orders. Either user gets all the tickets they want, or they get nothing.</text:span></text:span></text:p>
            </text:list-item>
            <text:list-item>
              <text:p text:style-name="P29"><text:span text:style-name="Source_20_Text"><text:span text:style-name="T57">To stop system abuse, we can restrict users not to book more than ten seats.</text:span></text:span></text:p>
            </text:list-item>
            <text:list-item>
              <text:p text:style-name="P29"><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77"><text:span text:style-name="Source_20_Text"><text:span text:style-name="T240">System APIs,</text:span></text:span></text:p>
          <text:list>
            <text:list-item>
              <text:p text:style-name="P77"><text:span text:style-name="Source_20_Text"><text:span text:style-name="T241">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07">SearchMovies(keyword, city, lat_long, radius, start_datetime, end_datetime, postal_code, includeSpellcheck, results_per_page, sorting_order)</text:p>
                  <text:p text:style-name="P107"/>
                  <text:p text:style-name="P30"><text:span text:style-name="Strong_20_Emphasis"><text:span text:style-name="T287">keyword (string):</text:span></text:span><text:span text:style-name="T287"> Keyword to search on.</text:span></text:p>
                  <text:p text:style-name="P30"><text:span text:style-name="Strong_20_Emphasis"><text:span text:style-name="T287">city (string):</text:span></text:span><text:span text:style-name="T287"> City to filter movies by.</text:span></text:p>
                  <text:p text:style-name="P30"><text:span text:style-name="Strong_20_Emphasis"><text:span text:style-name="T287">lat_long (string):</text:span></text:span><text:span text:style-name="T287"> Latitude and longitude to filter by.</text:span></text:p>
                  <text:p text:style-name="P30"><text:span text:style-name="Strong_20_Emphasis"><text:span text:style-name="T287">radius (number):</text:span></text:span><text:span text:style-name="T287"> Radius of the area in which we want to search for events.</text:span></text:p>
                  <text:p text:style-name="P30"><text:span text:style-name="Strong_20_Emphasis"><text:span text:style-name="T287">start_datetime (string):</text:span></text:span><text:span text:style-name="T287"> Filter movies with a starting datetime.</text:span></text:p>
                  <text:p text:style-name="P30"><text:span text:style-name="Strong_20_Emphasis"><text:span text:style-name="T287">end_datetime (string):</text:span></text:span><text:span text:style-name="T287"> Filter movies with an ending datetime.</text:span></text:p>
                  <text:p text:style-name="P30"><text:span text:style-name="Strong_20_Emphasis"><text:span text:style-name="T287">postal_code (string):</text:span></text:span><text:span text:style-name="T287"> Filter movies by postal code / zipcode.</text:span></text:p>
                  <text:p text:style-name="P30"><text:span text:style-name="Strong_20_Emphasis"><text:span text:style-name="T287">includeSpellcheck (Enum: “yes” or " no"):</text:span></text:span><text:span text:style-name="T287"> Yes, to include spell check suggestions in the response.</text:span></text:p>
                  <text:p text:style-name="P30"><text:span text:style-name="Strong_20_Emphasis"><text:span text:style-name="T287">results_per_page (number):</text:span></text:span><text:span text:style-name="T287"> How many results to return per page. Maximum is 30.</text:span></text:p>
                  <text:p text:style-name="P30"><text:soft-page-break/><text:span text:style-name="Strong_20_Emphasis"><text:span text:style-name="T287">sorting_order (string):</text:span></text:span><text:span text:style-name="T287"> Sorting order of the search result. Some allowable values : ‘name,asc’, ‘name,desc’, ‘date,asc’, ‘date,desc’, ‘distance,asc’, ‘name,date,asc’, ‘name,date,desc’, ‘date,name,asc’, ‘date,name,desc’.</text:span></text:p>
                  <text:p text:style-name="P109"/>
                </text:list-item>
                <text:list-item>
                  <text:p text:style-name="P108">ReserveSeats(session_id, movie_id, show_id, seats_to_reserve[])</text:p>
                  <text:p text:style-name="P108"/>
                  <text:p text:style-name="P112"><text:span text:style-name="Strong_20_Emphasis"><text:span text:style-name="T287">session_id (string):</text:span></text:span><text:span text:style-name="T287"> User’s session ID to track this reservation. Once the reservation time expires, user’s reservation on the server will be removed using this ID.</text:span></text:p>
                  <text:p text:style-name="P112"><text:span text:style-name="Strong_20_Emphasis"><text:span text:style-name="T287">movie_id (string):</text:span></text:span><text:span text:style-name="T287"> Movie to reserve.</text:span></text:p>
                  <text:p text:style-name="P112"><text:span text:style-name="Strong_20_Emphasis"><text:span text:style-name="T287">show_id (string):</text:span></text:span><text:span text:style-name="T287"> Show to reserve.</text:span></text:p>
                  <text:p text:style-name="P112"><text:span text:style-name="Strong_20_Emphasis"><text:span text:style-name="T287">seats_to_reserve (number):</text:span></text:span><text:span text:style-name="T287"> An array containing seat IDs to reserve.</text:span></text:p>
                  <text:p text:style-name="P111"/>
                  <text:p text:style-name="P110"><text:span text:style-name="T286">Response: </text:span>Returns the status of the reservation, which would be one of the following: 1) “Reservation Successful” 2) “Reservation Failed - Show Full,” 3) “Reservation Failed - Retry, as other users are holding reserved seats”.</text:p>
                  <text:p text:style-name="P110"/>
                </text:list-item>
                <text:list-item>
                  <text:p text:style-name="P110"/>
                </text:list-item>
              </text:list>
            </text:list-item>
            <text:list-item>
              <text:p text:style-name="P77"><text:span text:style-name="Source_20_Text"><text:span text:style-name="T242">Security and permissions means h</text:span></text:span><text:span text:style-name="Source_20_Text"><text:span text:style-name="T241">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249">Database design,</text:span></text:span></text:p>
          <text:list>
            <text:list-item>
              <text:p text:style-name="P79"><text:span text:style-name="Source_20_Text"><text:span text:style-name="T250">Important points about </text:span></text:span><text:span text:style-name="Source_20_Text"><text:span text:style-name="T251">nature of</text:span></text:span><text:span text:style-name="Source_20_Text"><text:span text:style-name="T250">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79"><text:span text:style-name="Source_20_Text"><text:span text:style-name="T252">B</text:span></text:span><text:span text:style-name="Source_20_Text"><text:span text:style-name="T253">asic d</text:span></text:span><text:span text:style-name="Source_20_Text"><text:span text:style-name="T254">atabase schema,</text:span></text:span></text:p>
              <text:p text:style-name="P33"><text:span text:style-name="Source_20_Text"><text:span text:style-name="T76">BookMyShow </text:span></text:span><text:span text:style-name="Source_20_Text"><text:span text:style-name="T95">Database Schema</text:span></text:span></text:p>
            </text:list-item>
            <text:list-item>
              <text:p text:style-name="P79"><text:span text:style-name="Source_20_Text"><text:span text:style-name="T255">identify the relations,</text:span></text:span></text:p>
              <text:p text:style-name="P33"><text:span text:style-name="Source_20_Text"><text:span text:style-name="T77">Already covered in the schema</text:span></text:span></text:p>
            </text:list-item>
            <text:list-item>
              <text:p text:style-name="P79"><text:span text:style-name="Source_20_Text"><text:span text:style-name="T254">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79"><text:span text:style-name="Source_20_Text"><text:span text:style-name="T243">Capacity Estimation and Constraints</text:span></text:span></text:p>
          <text:p text:style-name="P77"><text:span text:style-name="Source_20_Text"><text:span text:style-name="T22">We will apply 30 : 50 : 70 capacity model for bandwidth, memory and storage.</text:span></text:span></text:p>
          <text:list>
            <text:list-item>
              <text:p text:style-name="P80"><text:span text:style-name="Source_20_Text"><text:span text:style-name="T245">Estimate of number of user</text:span></text:span><text:span text:style-name="Source_20_Text"><text:span text:style-name="T246">s</text:span></text:span><text:span text:style-name="Source_20_Text"><text:span text:style-name="T245"> and their uses,</text:span></text:span></text:p>
              <text:p text:style-name="P81"><text:span text:style-name="Source_20_Text"><text:span text:style-name="T168">Let us have following assumptions:</text:span></text:span></text:p>
              <text:list>
                <text:list-item>
                  <text:p text:style-name="P34"><text:span text:style-name="Source_20_Text"><text:span text:style-name="T21">we have </text:span></text:span><text:span text:style-name="Source_20_Text"><text:span text:style-name="T134">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8">10</text:span></text:span><text:span text:style-name="Source_20_Text"><text:span text:style-name="T21"> cinemas,</text:span></text:span></text:p>
                </text:list-item>
                <text:list-item>
                  <text:p text:style-name="P35"><text:span text:style-name="Source_20_Text"><text:span text:style-name="T182">on average each cinema has 5 movies,</text:span></text:span></text:p>
                </text:list-item>
                <text:list-item>
                  <text:p text:style-name="P36"><text:span text:style-name="Source_20_Text"><text:span text:style-name="T167">on average </text:span></text:span><text:span text:style-name="Source_20_Text"><text:span text:style-name="T169">10 movies are running any time in each city,</text:span></text:span></text:p>
                </text:list-item>
                <text:list-item>
                  <text:p text:style-name="P37"><text:span text:style-name="Source_20_Text"><text:span text:style-name="T167">Also assume that</text:span></text:span><text:span text:style-name="Source_20_Text"><text:span text:style-name="T21"> there are </text:span></text:span><text:span text:style-name="Source_20_Text"><text:span text:style-name="T135">1</text:span></text:span><text:span text:style-name="Source_20_Text"><text:span text:style-name="T21">000 seats in each cinema,</text:span></text:span></text:p>
                </text:list-item>
                <text:list-item>
                  <text:p text:style-name="P37"><text:span text:style-name="Source_20_Text"><text:span text:style-name="T21">on average, there are two shows every day.</text:span></text:span></text:p>
                </text:list-item>
                <text:list-item>
                  <text:p text:style-name="P38"><text:span text:style-name="Source_20_Text"><text:span text:style-name="T137">Suppose on average 80% of the seats are sold per day </text:span></text:span><text:span text:style-name="Source_20_Text"><text:span text:style-name="T138">using the site</text:span></text:span><text:span text:style-name="Source_20_Text"><text:span text:style-name="T137"> </text:span></text:span><text:span text:style-name="Source_20_Text"><text:span text:style-name="T139">and </text:span></text:span><text:span text:style-name="Source_20_Text"><text:span text:style-name="T131">on average 2 seats are booked per booking.</text:span></text:span></text:p>
                </text:list-item>
                <text:list-item>
                  <text:p text:style-name="P39"><text:span text:style-name="Source_20_Text"><text:span text:style-name="T132">So there will be around </text:span></text:span><text:span text:style-name="Source_20_Text"><text:span text:style-name="T136">2</text:span></text:span><text:span text:style-name="Source_20_Text"><text:span text:style-name="T132"> million bookings per day </text:span></text:span><text:span text:style-name="Source_20_Text"><text:span text:style-name="T133">for around </text:span></text:span><text:span text:style-name="Source_20_Text"><text:span text:style-name="T140">4</text:span></text:span><text:span text:style-name="Source_20_Text"><text:span text:style-name="T133"> million seats</text:span></text:span><text:span text:style-name="Source_20_Text"><text:span text:style-name="T132">.</text:span></text:span></text:p>
                </text:list-item>
                <text:list-item>
                  <text:p text:style-name="P39"><text:span text:style-name="Source_20_Text"><text:span text:style-name="T141">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2">(This estimate also includes the users who don’t actually try to book the ticket or whose ticket booking gets failed)</text:span></text:span><text:span text:style-name="Source_20_Text"><text:span text:style-name="T141">.</text:span></text:span></text:p>
                </text:list-item>
              </text:list>
            </text:list-item>
            <text:list-item>
              <text:p text:style-name="P40"><text:span text:style-name="Source_20_Text"><text:span text:style-name="T244">Estimate of read and write ratio,</text:span></text:span></text:p>
              <text:p text:style-name="P41"><text:span text:style-name="Source_20_Text"><text:span text:style-name="T143">The ratio of read and write on the site is assumed 10 : 1. </text:span></text:span><text:span text:style-name="Source_20_Text"><text:span text:style-name="T144">Total reads per day will be 100 million and total writes per day will be 10 million.</text:span></text:span></text:p>
            </text:list-item>
            <text:list-item>
              <text:p text:style-name="P82"><text:span text:style-name="Source_20_Text"><text:span text:style-name="T247">Traffic estimates,</text:span></text:span></text:p>
              <text:p text:style-name="P42"><text:span text:style-name="Source_20_Text"><text:span text:style-name="T113">As </text:span></text:span><text:span text:style-name="Source_20_Text"><text:span text:style-name="T21">our service has </text:span></text:span><text:span text:style-name="Source_20_Text"><text:span text:style-name="T145">100 million reads per day and 10 million writes per day,</text:span></text:span></text:p>
              <text:p text:style-name="P42"><text:span text:style-name="Source_20_Text"><text:span text:style-name="T146">s</text:span></text:span><text:span text:style-name="Source_20_Text"><text:span text:style-name="T119">o we will have around 1</text:span></text:span><text:span text:style-name="Source_20_Text"><text:span text:style-name="T147">00 million</text:span></text:span><text:span text:style-name="Source_20_Text"><text:span text:style-name="T119"> / </text:span></text:span><text:span text:style-name="Source_20_Text"><text:span text:style-name="T147">84600</text:span></text:span><text:span text:style-name="Source_20_Text"><text:span text:style-name="T119"> = </text:span></text:span><text:span text:style-name="Source_20_Text"><text:span text:style-name="T147">~ 12</text:span></text:span><text:span text:style-name="Source_20_Text"><text:span text:style-name="T119">00 read requests per second</text:span></text:span></text:p>
              <text:p text:style-name="P42"><text:span text:style-name="Source_20_Text"><text:span text:style-name="T119">and around 10 million / </text:span></text:span><text:span text:style-name="Source_20_Text"><text:span text:style-name="T148">84600</text:span></text:span><text:span text:style-name="Source_20_Text"><text:span text:style-name="T119"> = </text:span></text:span><text:span text:style-name="Source_20_Text"><text:span text:style-name="T148">~ 120</text:span></text:span><text:span text:style-name="Source_20_Text"><text:span text:style-name="T119"> write</text:span></text:span><text:span text:style-name="Source_20_Text"><text:span text:style-name="T120"> requests per second</text:span></text:span></text:p>
            </text:list-item>
            <text:list-item>
              <text:p text:style-name="P83"><text:span text:style-name="Source_20_Text"><text:span text:style-name="T248">Bandwidth estimates,</text:span></text:span></text:p>
              <text:p text:style-name="P83"><text:span text:style-name="Source_20_Text"><text:span text:style-name="T121">Suppose for every read requests, we send </text:span></text:span><text:span text:style-name="Source_20_Text"><text:span text:style-name="T123">2</text:span></text:span><text:span text:style-name="Source_20_Text"><text:span text:style-name="T121">0 KB of data, so to serve </text:span></text:span><text:span text:style-name="Source_20_Text"><text:span text:style-name="T149">12</text:span></text:span><text:span text:style-name="Source_20_Text"><text:span text:style-name="T121">00 read requests per second, we need </text:span></text:span><text:span text:style-name="Source_20_Text"><text:span text:style-name="T122">(</text:span></text:span><text:span text:style-name="Source_20_Text"><text:span text:style-name="T150">12</text:span></text:span><text:span text:style-name="Source_20_Text"><text:span text:style-name="T121">00 read requests * </text:span></text:span><text:span text:style-name="Source_20_Text"><text:span text:style-name="T124">2</text:span></text:span><text:span text:style-name="Source_20_Text"><text:span text:style-name="T121">0 KB</text:span></text:span><text:span text:style-name="Source_20_Text"><text:span text:style-name="T122">)</text:span></text:span><text:span text:style-name="Source_20_Text"><text:span text:style-name="T121"> = ~ </text:span></text:span><text:span text:style-name="Source_20_Text"><text:span text:style-name="T150">24</text:span></text:span><text:span text:style-name="Source_20_Text"><text:span text:style-name="T121"> MB per second </text:span></text:span><text:span text:style-name="Source_20_Text"><text:span text:style-name="T122">bandwidth</text:span></text:span><text:span text:style-name="Source_20_Text"><text:span text:style-name="T121">.</text:span></text:span></text:p>
              <text:p text:style-name="P83"><text:soft-page-break/><text:span text:style-name="Source_20_Text"><text:span text:style-name="T123">And suppose for every write requests, on average we need </text:span></text:span><text:span text:style-name="Source_20_Text"><text:span text:style-name="T125">1</text:span></text:span><text:span text:style-name="Source_20_Text"><text:span text:style-name="T123">0 KB of data, so to server </text:span></text:span><text:span text:style-name="Source_20_Text"><text:span text:style-name="T150">120</text:span></text:span><text:span text:style-name="Source_20_Text"><text:span text:style-name="T123"> write requests per second, we need (</text:span></text:span><text:span text:style-name="Source_20_Text"><text:span text:style-name="T151">120</text:span></text:span><text:span text:style-name="Source_20_Text"><text:span text:style-name="T123"> write requests * </text:span></text:span><text:span text:style-name="Source_20_Text"><text:span text:style-name="T126">1</text:span></text:span><text:span text:style-name="Source_20_Text"><text:span text:style-name="T123">0 KB) = ~ </text:span></text:span><text:span text:style-name="Source_20_Text"><text:span text:style-name="T152">1.2 MB</text:span></text:span></text:p>
              <text:p text:style-name="P83"><text:span text:style-name="Source_20_Text"><text:span text:style-name="T152"/></text:span></text:p>
              <text:p text:style-name="P83"><text:span text:style-name="Source_20_Text"><text:span text:style-name="T127">So total required bandwidth will be around </text:span></text:span><text:span text:style-name="Source_20_Text"><text:span text:style-name="T153">25.2</text:span></text:span><text:span text:style-name="Source_20_Text"><text:span text:style-name="T127"> MB </text:span></text:span><text:span text:style-name="Source_20_Text"><text:span text:style-name="T128">per second.</text:span></text:span></text:p>
              <text:p text:style-name="P83"><text:span text:style-name="Source_20_Text"><text:span text:style-name="T128"/></text:span></text:p>
              <text:p text:style-name="P8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4">84</text:span></text:span><text:span text:style-name="Source_20_Text"><text:span text:style-name="T129"> MB per second</text:span></text:span><text:span text:style-name="Source_20_Text"><text:span text:style-name="T27">.</text:span></text:span></text:p>
            </text:list-item>
            <text:list-item>
              <text:p text:style-name="P43"><text:span text:style-name="Source_20_Text"><text:span text:style-name="T247">Storage estimates,</text:span></text:span></text:p>
              <text:p text:style-name="P44"><text:span text:style-name="Source_20_Text"><text:span text:style-name="T155">There are four tables in which new data will be filled every day: Show, Booking, ShowSeat, Payment. </text:span></text:span><text:span text:style-name="Source_20_Text"><text:span text:style-name="T156">In these tables,</text:span></text:span></text:p>
              <text:list>
                <text:list-item>
                  <text:p text:style-name="P45"><text:span text:style-name="Source_20_Text"><text:span text:style-name="T156">Show table will have around (500 cities * 10 cinemas * 2 shows) = 10000 shows entries per day.</text:span></text:span></text:p>
                </text:list-item>
                <text:list-item>
                  <text:p text:style-name="P46"><text:span text:style-name="Source_20_Text"><text:span text:style-name="T159">There will be around 5 million entries per day in the ShowSeat table.</text:span></text:span></text:p>
                </text:list-item>
                <text:list-item>
                  <text:p text:style-name="P46"><text:span text:style-name="Source_20_Text"><text:span text:style-name="T161">If 80% of all the bookings are successful then </text:span></text:span><text:span text:style-name="Source_20_Text"><text:span text:style-name="T157">there will be around 2.</text:span></text:span><text:span text:style-name="Source_20_Text"><text:span text:style-name="T161">5</text:span></text:span><text:span text:style-name="Source_20_Text"><text:span text:style-name="T157"> million entries per day in the </text:span></text:span><text:span text:style-name="Source_20_Text"><text:span text:style-name="T160">B</text:span></text:span><text:span text:style-name="Source_20_Text"><text:span text:style-name="T157">ooking table.</text:span></text:span></text:p>
                </text:list-item>
                <text:list-item>
                  <text:p text:style-name="P47"><text:span text:style-name="Source_20_Text"><text:span text:style-name="T162">Similarly there will be around 2 - 2.5 million entries per day in the Payment table.</text:span></text:span></text:p>
                </text:list-item>
              </text:list>
              <text:p text:style-name="P44"><text:span text:style-name="Source_20_Text"><text:span text:style-name="T155"/></text:span></text:p>
              <text:p text:style-name="P44"><text:span text:style-name="Source_20_Text"><text:span text:style-name="T155">So the total entries will be around 10 million per day. Let us assume that each entry is of around 50 bytes.</text:span></text:span><text:span text:style-name="Source_20_Text"><text:span text:style-name="T130"> </text:span></text:span><text:span text:style-name="Source_20_Text"><text:span text:style-name="T163">So total data per day = 10 million * 50 bytes = 0.5 GB per da</text:span></text:span><text:span text:style-name="Source_20_Text">y.</text:span></text:p>
              <text:p text:style-name="P48"><text:span text:style-name="Source_20_Text"><text:span text:style-name="T130"/></text:span></text:p>
              <text:p text:style-name="P48"><text:span text:style-name="Source_20_Text"><text:span text:style-name="T130">To store five years of this data, we would need around </text:span></text:span><text:span text:style-name="Source_20_Text"><text:span text:style-name="T164">912.5 GB</text:span></text:span><text:span text:style-name="Source_20_Text"><text:span text:style-name="T130">.</text:span></text:span></text:p>
              <text:p text:style-name="P84"><text:span text:style-name="Source_20_Text"><text:span text:style-name="T130"/></text:span></text:p>
              <text:p text:style-name="P8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6">around</text:span></text:span><text:span text:style-name="Source_20_Text"><text:span text:style-name="T25"> </text:span></text:span><text:span text:style-name="Source_20_Text"><text:span text:style-name="T165">1304 GB</text:span></text:span><text:span text:style-name="Source_20_Text"><text:span text:style-name="T27">.</text:span></text:span></text:p>
            </text:list-item>
            <text:list-item>
              <text:p text:style-name="P5"><text:span text:style-name="Source_20_Text"><text:span text:style-name="T248">Memory estimates,</text:span></text:span></text:p>
              <text:p text:style-name="P85"><text:span text:style-name="Source_20_Text"><text:span text:style-name="T170">The things which we should keep in memory </text:span></text:span><text:span text:style-name="Source_20_Text"><text:span text:style-name="T173">in proper data structures</text:span></text:span><text:span text:style-name="Source_20_Text"><text:span text:style-name="T170"> </text:span></text:span><text:span text:style-name="Source_20_Text"><text:span text:style-name="T171">are</text:span></text:span><text:span text:style-name="Source_20_Text"><text:span text:style-name="T170">:</text:span></text:span></text:p>
              <text:list>
                <text:list-item>
                  <text:p text:style-name="P86"><text:span text:style-name="Source_20_Text"><text:span text:style-name="T172">list of cities,</text:span></text:span></text:p>
                  <text:p text:style-name="P87"><text:span text:style-name="Source_20_Text"><text:span text:style-name="T178">500 </text:span></text:span><text:span text:style-name="Source_20_Text"><text:span text:style-name="T181">cities</text:span></text:span><text:span text:style-name="Source_20_Text"><text:span text:style-name="T178"> * 20 bytes = 10 KB.</text:span></text:span></text:p>
                </text:list-item>
                <text:list-item>
                  <text:p text:style-name="P88"><text:span text:style-name="Source_20_Text"><text:span text:style-name="T174">A hashmap for city as keys and list of movies as valu</text:span></text:span><text:span text:style-name="Source_20_Text"><text:span text:style-name="T179">e,</text:span></text:span></text:p>
                  <text:p text:style-name="P89"><text:span text:style-name="Source_20_Text"><text:span text:style-name="T180">500 </text:span></text:span><text:span text:style-name="Source_20_Text"><text:span text:style-name="T181">cities</text:span></text:span><text:span text:style-name="Source_20_Text"><text:span text:style-name="T180"> * 10 </text:span></text:span><text:span text:style-name="Source_20_Text"><text:span text:style-name="T181">movies</text:span></text:span><text:span text:style-name="Source_20_Text"><text:span text:style-name="T180"> * 50 bytes = 250 KB.</text:span></text:span></text:p>
                </text:list-item>
                <text:list-item>
                  <text:p text:style-name="P88"><text:span text:style-name="Source_20_Text"><text:span text:style-name="T174">a </text:span></text:span><text:span text:style-name="Source_20_Text"><text:span text:style-name="T175">hashmap for cinema as keys and movies in that cinema with their timing as values,</text:span></text:span></text:p>
                  <text:p text:style-name="P90"><text:span text:style-name="Source_20_Text"><text:span text:style-name="T181">500 cities * 10 cinemas * </text:span></text:span><text:span text:style-name="Source_20_Text"><text:span text:style-name="T183">5 movies * 100 bytes = </text:span></text:span><text:span text:style-name="Source_20_Text"><text:span text:style-name="T184">2.5 MB.</text:span></text:span></text:p>
                </text:list-item>
                <text:list-item>
                  <text:p text:style-name="P91"><text:span text:style-name="Source_20_Text"><text:span text:style-name="T176">a hashmap for city_movies (city underscore movies) as keys and cinemas of that city showing that movie with show timings as values,</text:span></text:span></text:p>
                  <text:p text:style-name="P92"><text:span text:style-name="Source_20_Text"><text:span text:style-name="T185">...</text:span></text:span></text:p>
                </text:list-item>
                <text:list-item>
                  <text:p text:style-name="P93"><text:span text:style-name="Source_20_Text"><text:span text:style-name="T177">a hashmap for showId as keys and linked list for seatGridStatus as values,</text:span></text:span></text:p>
                  <text:p text:style-name="P93"><text:span text:style-name="Source_20_Text"><text:span text:style-name="T177">...</text:span></text:span></text:p>
                </text:list-item>
              </text:list>
              <text:p text:style-name="P85"><text:span text:style-name="Source_20_Text"><text:span text:style-name="T186">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7">d memory size</text:span></text:span><text:span text:style-name="Source_20_Text"><text:span text:style-name="T25"> will be </text:span></text:span><text:span text:style-name="Source_20_Text"><text:span text:style-name="T187">200 MB</text:span></text:span><text:span text:style-name="Source_20_Text"><text:span text:style-name="T27">.</text:span></text:span></text:p>
            </text:list-item>
          </text:list>
        </text:list-item>
        <text:list-item>
          <text:p text:style-name="P5"><text:span text:style-name="Source_20_Text"><text:span text:style-name="T291">Algorithm,</text:span></text:span></text:p>
        </text:list-item>
        <text:list-item>
          <text:p text:style-name="P5"><text:span text:style-name="Source_20_Text"><text:span text:style-name="T256">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6">BookMyShow HLD</text:span></text:span></text:p>
        </text:list-item>
        <text:list-item>
          <text:p text:style-name="P94"><text:span text:style-name="Source_20_Text"><text:span text:style-name="T257">D</text:span></text:span><text:span text:style-name="Source_20_Text"><text:span text:style-name="T281">etailed</text:span></text:span><text:span text:style-name="Source_20_Text"><text:span text:style-name="T257"> </text:span></text:span><text:span text:style-name="Source_20_Text"><text:span text:style-name="T258">Component design: </text:span></text:span><text:span text:style-name="Source_20_Text"><text:span text:style-name="T99">See </text:span></text:span><text:span text:style-name="Source_20_Text"><text:span text:style-name="T97">BookMyShow Detailed Component Design.</text:span></text:span><text:span text:style-name="Source_20_Text"><text:span text:style-name="T99">png</text:span></text:span></text:p>
          <text:p text:style-name="P50"><text:span text:style-name="Source_20_Text"><text:span text:style-name="Strong_20_Emphasis"><text:span text:style-name="T220">How would the server keep track of all the active reservation that haven’t been booked yet? And how would the server keep track of all the waiting customers?</text:span></text:span></text:span><text:span text:style-name="Source_20_Text"><text:span text:style-name="T98"><text:line-break/>We need two daemon services, one to keep track of all active reservations and to remove any expired reservation from the system, let’s call it </text:span></text:span><text:span text:style-name="Source_20_Text"><text:span text:style-name="Strong_20_Emphasis"><text:span text:style-name="T220">ActiveReservationService</text:span></text:span></text:span><text:span text:style-name="Source_20_Text"><text:span text:style-name="T98">.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20">WaitingUserService</text:span></text:span></text:span><text:span text:style-name="Source_20_Text"><text:span text:style-name="T98">.</text:span></text:span></text:p>
          <text:list>
            <text:list-item>
              <text:p text:style-name="P51"><text:span text:style-name="Source_20_Text"><text:span text:style-name="Strong_20_Emphasis"><text:span text:style-name="T223">A</text:span></text:span></text:span><text:span text:style-name="Source_20_Text"><text:span text:style-name="Strong_20_Emphasis"><text:span text:style-name="T221">ctiveReservationsService: </text:span></text:span></text:span><text:span text:style-name="Strong_20_Emphasis"><text:span text:style-name="T100">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0">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text:span></text:span></text:p>
              <text:p text:style-name="P52"><text:span text:style-name="Strong_20_Emphasis"><text:span text:style-name="T101"><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2"><text:s text:c="8"/>In the database, we’ll store the reservation in the ‘Booking’ table, and the expiry time will be in the Timestamp column. The ‘Status’ field will have a value of ‘Reserved (1)’ and as </text:span></text:span><text:soft-page-break/><text:span text:style-name="Strong_20_Emphasis"><text:span text:style-name="T102">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2"><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222">WaitingUsersService: </text:span></text:span></text:span><text:span text:style-name="Strong_20_Emphasis"><text:span text:style-name="T103">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4"><text:s text:c="8"/>We will have a HashTable to store all the waiting users for every Show. The ‘key’ would be 'ShowID, and the ‘value’ would be a Linked HashMap containing ‘UserIDs’ and their wait-start-time.</text:span></text:span></text:p>
              <text:p text:style-name="P56"><text:span text:style-name="Strong_20_Emphasis"><text:span text:style-name="T105"><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5"> for keeping themselve updated for their reservation status. Whenever seats become available, the server can use this request to notify the user.</text:span></text:span></text:p>
            </text:list-item>
          </text:list>
        </text:list-item>
        <text:list-item>
          <text:p text:style-name="P57"><text:span text:style-name="Source_20_Text"><text:span text:style-name="T259">Concurrency,</text:span></text:span></text:p>
          <text:list>
            <text:list-item>
              <text:p text:style-name="P77"><text:span text:style-name="Source_20_Text"><text:span text:style-name="T259">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226">SET TRANSACTION ISOLATION LEVEL SERIALIZABLE;</text:span></text:span></text:p>
              <text:p text:style-name="P58"><text:span text:style-name="Source_20_Text"><text:span text:style-name="T226">BEGIN TRANSACTION;</text:span></text:span></text:p>
              <text:p text:style-name="P58"><text:span text:style-name="Source_20_Text"><text:span text:style-name="T226"><text:s text:c="4"/>-- Suppose we intend to reserve three seats (IDs: 54, 55, 56) for ShowID=99 </text:span></text:span></text:p>
              <text:p text:style-name="P58"><text:span text:style-name="Source_20_Text"><text:span text:style-name="T226"><text:s text:c="4"/>Select * From Show_Seat where ShowID=99 &amp;&amp; ShowSeatID in (54, 55, 56) &amp;&amp; Status=0 -- free </text:span></text:span></text:p>
              <text:p text:style-name="P58"><text:span text:style-name="Source_20_Text"><text:span text:style-name="T226"><text:s text:c="4"/>-- if the number of rows returned by the above statement is three, we can update to </text:span></text:span></text:p>
              <text:p text:style-name="P58"><text:span text:style-name="Source_20_Text"><text:span text:style-name="T226"><text:s text:c="4"/>-- return success otherwise return failure to the user.</text:span></text:span></text:p>
              <text:p text:style-name="P58"><text:span text:style-name="Source_20_Text"><text:span text:style-name="T226"><text:s text:c="4"/>update Show_Seat ...</text:span></text:span></text:p>
              <text:p text:style-name="P58"><text:span text:style-name="Source_20_Text"><text:span text:style-name="T226"><text:s text:c="4"/>update Booking ...</text:span></text:span></text:p>
              <text:p text:style-name="P58"><text:span text:style-name="Source_20_Text"><text:span text:style-name="T226">COMMIT TRANSACTION;</text:span></text:span></text:p>
              <text:p text:style-name="P58"><text:span text:style-name="Source_20_Text"><text:span text:style-name="T226"/></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77"><text:span text:style-name="Source_20_Text"><text:span text:style-name="T260">Data Partitioning,</text:span></text:span></text:p>
          <text:list>
            <text:list-item>
              <text:p text:style-name="P5"><text:span text:style-name="Source_20_Text"><text:span text:style-name="T289">Vertical or feature based partitioning,</text:span></text:span></text:p>
            </text:list-item>
            <text:list-item>
              <text:p text:style-name="P5"><text:span text:style-name="Source_20_Text"><text:span text:style-name="T290">Range based partitioning,</text:span></text:span></text:p>
            </text:list-item>
            <text:list-item>
              <text:p text:style-name="P5"><text:span text:style-name="Source_20_Text"><text:span text:style-name="T261">Hash based partitioning,</text:span></text:span></text:p>
              <text:p text:style-name="P69"><text:span text:style-name="Source_20_Text"><text:span text:style-name="T283">Even if we have relational data, this data set could be so large which can’t be handled by one RDBMS server </text:span></text:span><text:span text:style-name="Source_20_Text"><text:span text:style-name="T284">howsoever powerful it may be</text:span></text:span><text:span text:style-name="Source_20_Text"><text:span text:style-name="T283">. </text:span></text:span><text:span text:style-name="Source_20_Text"><text:span text:style-name="T285">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and all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69"><text:span text:style-name="Source_20_Text"><text:span text:style-name="T21"><text:s text:c="8"/>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95"><text:span text:style-name="Source_20_Text"><text:span text:style-name="T282">Service Component</text:span></text:span><text:span text:style-name="Source_20_Text"><text:span text:style-name="T260"> Partitioning,</text:span></text:span></text:p>
          <text:list>
            <text:list-item>
              <text:p text:style-name="P59"><text:span text:style-name="Source_20_Text"><text:span text:style-name="T289">Vertical or feature based partitioning,</text:span></text:span></text:p>
            </text:list-item>
            <text:list-item>
              <text:p text:style-name="P60"><text:span text:style-name="Source_20_Text"><text:span text:style-name="T290">Range based partitioning,</text:span></text:span></text:p>
            </text:list-item>
            <text:list-item>
              <text:p text:style-name="P60"><text:soft-page-break/><text:span text:style-name="Source_20_Text"><text:span text:style-name="T261">Hash based partitioning,</text:span></text:span></text:p>
              <text:p text:style-name="P61"><text:span text:style-name="Strong_20_Emphasis"><text:span text:style-name="T224">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both ActiveReservationService and WaitingUserService based upon the ‘ShowID’. This way, all reservations and waiting users of a particular show will be handled by a certain set of servers.</text:span></text:span></text:p>
              <text:p text:style-name="P61"><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7">(one master, two slaves, as we do in twitter):</text:span></text:span></text:p>
              <text:list>
                <text:list-item>
                  <text:p text:style-name="P62"><text:span text:style-name="Source_20_Text"><text:span text:style-name="T21">so whenever a reservation is expired, the server holding that reservation will do following things:</text:span></text:span></text:p>
                  <text:list>
                    <text:list-item>
                      <text:p text:style-name="P63"><text:span text:style-name="Source_20_Text"><text:span text:style-name="T106">Update database to remove the Booking (or mark it expired) and update the seats’ Status in ‘Show_Seats’ table.</text:span></text:span></text:p>
                    </text:list-item>
                    <text:list-item>
                      <text:p text:style-name="P64"><text:span text:style-name="Source_20_Text"><text:span text:style-name="T108">Remove the reservation from the Linked HashMap.</text:span></text:span></text:p>
                    </text:list-item>
                    <text:list-item>
                      <text:p text:style-name="P64"><text:span text:style-name="Source_20_Text"><text:span text:style-name="T108">Notify the user that their reservation has expired.</text:span></text:span></text:p>
                    </text:list-item>
                    <text:list-item>
                      <text:p text:style-name="P63"><text:span text:style-name="Source_20_Text"><text:span text:style-name="T108">Broadcast a message to all WaitingUserService servers that are holding waiting users of that Show to figure out the longest waiting user. Consistent Hashing scheme will tell what servers are holding these users.</text:span></text:span></text:p>
                    </text:list-item>
                    <text:list-item>
                      <text:p text:style-name="P63"><text:span text:style-name="Source_20_Text"><text:span text:style-name="T108">Send a message to the WaitingUserService server holding the longest waiting user to process their request if required seats have become available. </text:span></text:span></text:p>
                    </text:list-item>
                  </text:list>
                </text:list-item>
                <text:list-item>
                  <text:p text:style-name="P65"><text:span text:style-name="Source_20_Text"><text:span text:style-name="T109">Whenever a reservation is successful, following things will happen:</text:span></text:span></text:p>
                  <text:list>
                    <text:list-item>
                      <text:p text:style-name="P66"><text:span text:style-name="Source_20_Text"><text:span text:style-name="T110">The server holding that reservation sends a message to all servers holding waiting users of that Show so that they can expire all those waiting users that need more seats than the available seats.</text:span></text:span></text:p>
                    </text:list-item>
                    <text:list-item>
                      <text:p text:style-name="P66"><text:span text:style-name="Source_20_Text"><text:span text:style-name="T111">Upon receiving above message, all servers holding the waiting users will query the database to find how many free seats are available now. Database cache would greatly help here to run this query only once.</text:span></text:span></text:p>
                    </text:list-item>
                    <text:list-item>
                      <text:p text:style-name="P66"><text:span text:style-name="Source_20_Text"><text:span text:style-name="T111">Expire all waiting users who want to reserve more seats than the available seats. For this, WaitingUserService has to iterate through the Linked HashMap of all the waiting users.</text:span></text:span></text:p>
                    </text:list-item>
                  </text:list>
                </text:list-item>
              </text:list>
            </text:list-item>
          </text:list>
        </text:list-item>
        <text:list-item>
          <text:p text:style-name="P59"><text:span text:style-name="Source_20_Text"><text:span text:style-name="T262">Data replication,</text:span></text:span></text:p>
          <text:p text:style-name="P5"><text:span text:style-name="Source_20_Text"><text:span text:style-name="T79">We’ll have a master-slave setup </text:span></text:span><text:span text:style-name="Source_20_Text"><text:span text:style-name="T192">(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263">Data archiving,</text:span></text:span></text:p>
          <text:p text:style-name="P5"><text:span text:style-name="Source_20_Text"><text:span text:style-name="T193">We can use some background job to archive the data on some low configuration machine regularly. It may be once in a week or so.</text:span></text:span></text:p>
        </text:list-item>
        <text:list-item>
          <text:p text:style-name="P77"><text:span text:style-name="Source_20_Text"><text:span text:style-name="T264">Cache,</text:span></text:span></text:p>
          <text:list>
            <text:list-item>
              <text:p text:style-name="P77"><text:span text:style-name="Source_20_Text"><text:span text:style-name="T265">How much cache should we use?</text:span></text:span></text:p>
              <text:p text:style-name="P72"><text:span text:style-name="Source_20_Text"><text:span text:style-name="T196">Here we can use Redis cache </text:span></text:span><text:span text:style-name="Source_20_Text"><text:span text:style-name="T197">to store the data of some of the tables </text:span></text:span><text:span text:style-name="Source_20_Text"><text:span text:style-name="T198">like </text:span></text:span><text:span text:style-name="Source_20_Text"><text:span text:style-name="T199">U</text:span></text:span><text:span text:style-name="Source_20_Text"><text:span text:style-name="T198">ser table,</text:span></text:span><text:span text:style-name="Source_20_Text"><text:span text:style-name="T199"> Cinema table, City table, Cinema Hall table, </text:span></text:span><text:span text:style-name="Source_20_Text"><text:span text:style-name="T200">Cinema seat table </text:span></text:span><text:span text:style-name="Source_20_Text"><text:span text:style-name="T203">and Movie table</text:span></text:span><text:span text:style-name="Source_20_Text"><text:span text:style-name="T200">. </text:span></text:span><text:span text:style-name="Source_20_Text"><text:span text:style-name="T201">Some other data is already cached in </text:span></text:span><text:span text:style-name="Source_20_Text"><text:span text:style-name="T202">ActiveReservationsService and WaitingUsersService.</text:span></text:span></text:p>
            </text:list-item>
            <text:list-item>
              <text:p text:style-name="P5"><text:span text:style-name="Source_20_Text"><text:span text:style-name="T266">Which cache eviction policy would best fit our needs?</text:span></text:span></text:p>
              <text:p text:style-name="P71"><text:span text:style-name="Source_20_Text"><text:span text:style-name="T195">LRU</text:span></text:span></text:p>
            </text:list-item>
            <text:list-item>
              <text:p text:style-name="P77"><text:span text:style-name="Source_20_Text"><text:span text:style-name="T267">How can each cache replica be updated?</text:span></text:span></text:p>
              <text:p text:style-name="P73"><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67"><text:span text:style-name="Source_20_Text"><text:span text:style-name="T279">Fault Tolerance</text:span></text:span></text:p>
          <text:p text:style-name="P68"><text:span text:style-name="Source_20_Text"><text:span text:style-name="Strong_20_Emphasis"><text:span text:style-name="T219">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68"><text:span text:style-name="Source_20_Text"><text:span text:style-name="T82"><text:s text:c="8"/>Since we are not storing the waiting users in the database, so when WaitingUsersService crashes, we don’t have any means to recover that data unless we have a master-slave setup. </text:span></text:span><text:span text:style-name="Source_20_Text"><text:span text:style-name="T194">We can also store the data of waitingUserService in any table in database so that it can be reloaded at the time of crash. Following could be the signature of the table:</text:span></text:span></text:p>
          <text:list>
            <text:list-header>
              <text:p text:style-name="P70"><text:span text:style-name="Source_20_Text"><text:span text:style-name="T227">waitingUser(userId, waitStartTime) </text:span></text:span><text:span text:style-name="Source_20_Text"><text:span text:style-name="T228">where userId is the foreign key.</text:span></text:span></text:p>
            </text:list-header>
          </text:list>
        </text:list-item>
        <text:list-item>
          <text:p text:style-name="P67"><text:span text:style-name="Source_20_Text"><text:span text:style-name="T268">Where to add load balancers?</text:span></text:span></text:p>
          <text:p text:style-name="P74"><text:span text:style-name="Source_20_Text"><text:span text:style-name="T21">We can add a Load balancing layer at three places in our system:</text:span></text:span></text:p>
          <text:list>
            <text:list-item>
              <text:p text:style-name="P74"><text:span text:style-name="Source_20_Text"><text:span text:style-name="T21">Between Clients and Application servers</text:span></text:span></text:p>
            </text:list-item>
            <text:list-item>
              <text:p text:style-name="P74"><text:span text:style-name="Source_20_Text"><text:span text:style-name="T21">Between Application Servers and database servers</text:span></text:span></text:p>
            </text:list-item>
            <text:list-item>
              <text:p text:style-name="P74"><text:soft-page-break/><text:span text:style-name="Source_20_Text"><text:span text:style-name="T21">Between Application Servers and Cache servers</text:span></text:span></text:p>
            </text:list-item>
          </text:list>
        </text:list-item>
        <text:list-item>
          <text:p text:style-name="P74"><text:span text:style-name="Source_20_Text"><text:span text:style-name="T269">Purging or DB cleanup,</text:span></text:span></text:p>
          <text:p text:style-name="P75"><text:span text:style-name="Source_20_Text"><text:span text:style-name="T207">Here most of these data is linked with financial transactions as well, so in my views we should not purge the data here. </text:span></text:span><text:span text:style-name="Source_20_Text"><text:span text:style-name="T208">We can archive the data to some low configuration servers.</text:span></text:span></text:p>
        </text:list-item>
        <text:list-item>
          <text:p text:style-name="P75"><text:span text:style-name="Source_20_Text"><text:span text:style-name="T292">Data deduplication,</text:span></text:span></text:p>
        </text:list-item>
        <text:list-item>
          <text:p text:style-name="P5"><text:span text:style-name="Source_20_Text"><text:span text:style-name="T271">Optimizations on the client to improve user experience,</text:span></text:span></text:p>
          <text:p text:style-name="P5"><text:span text:style-name="Source_20_Text"><text:span text:style-name="T21">a</text:span></text:span></text:p>
        </text:list-item>
        <text:list-item>
          <text:p text:style-name="P5"><text:span text:style-name="Source_20_Text"><text:span text:style-name="T272">User Personalization,</text:span></text:span></text:p>
          <text:p text:style-name="P5"><text:span text:style-name="Source_20_Text"><text:span text:style-name="T21">a</text:span></text:span></text:p>
        </text:list-item>
        <text:list-item>
          <text:p text:style-name="P5"><text:span text:style-name="Source_20_Text"><text:span text:style-name="T293">Advanced Issues,</text:span></text:span></text:p>
        </text:list-item>
        <text:list-item>
          <text:p text:style-name="P5"><text:span text:style-name="Source_20_Text"><text:span text:style-name="T274">Analytics,</text:span></text:span></text:p>
          <text:list>
            <text:list-item>
              <text:p text:style-name="P77"><text:span text:style-name="Source_20_Text"><text:span text:style-name="T275">What type of analytics should be tracked </text:span></text:span><text:span text:style-name="Source_20_Text"><text:span text:style-name="T276">and how that analytics will be used to extract informations</text:span></text:span><text:span text:style-name="Source_20_Text"><text:span text:style-name="T275">?</text:span></text:span></text:p>
              <text:list>
                <text:list-item>
                  <text:p text:style-name="P76"><text:span text:style-name="Source_20_Text"><text:span text:style-name="T21">Some statistics worth tracking: country of the visitor, date and time of access, web page that refers the click, browser or platform from where the page was accessed. </text:span></text:span><text:span text:style-name="Source_20_Text"><text:span text:style-name="T210">These analytics data will be used to understand the trends and the behaviour of the </text:span></text:span><text:span text:style-name="Source_20_Text"><text:span text:style-name="T211">population</text:span></text:span><text:span text:style-name="Source_20_Text"><text:span text:style-name="T210">.</text:span></text:span></text:p>
                </text:list-item>
                <text:list-item>
                  <text:p text:style-name="P113"><text:span text:style-name="Source_20_Text"><text:span text:style-name="T212">Since realtime analytics are not a requirement, we could simply </text:span></text:span><text:span text:style-name="Strong_20_Emphasis"><text:span text:style-name="T225">MapReduce</text:span></text:span><text:span text:style-name="Source_20_Text"><text:span text:style-name="T212"> the </text:span></text:span><text:span text:style-name="Strong_20_Emphasis"><text:span text:style-name="T225">Web Server</text:span></text:span><text:span text:style-name="Source_20_Text"><text:span text:style-name="T212"> logs to generate hit counts.</text:span></text:span></text:p>
                </text:list-item>
                <text:list-item>
                  <text:p text:style-name="P113"><text:span text:style-name="Source_20_Text"><text:span text:style-name="T213">We should store both types of logs, i.e write logs as well as read logs.</text:span></text:span></text:p>
                </text:list-item>
                <text:list-item>
                  <text:p text:style-name="P113"><text:span text:style-name="Source_20_Text"><text:span text:style-name="T212">As we are providing tinyUrl service, we will have very valuable logs </text:span></text:span><text:span text:style-name="Source_20_Text"><text:span text:style-name="T214">of different types of service</text:span></text:span><text:span text:style-name="Source_20_Text"><text:span text:style-name="T212">, on which we can run analytics to know </text:span></text:span><text:span text:style-name="Source_20_Text"><text:span text:style-name="T215">many things</text:span></text:span><text:span text:style-name="Source_20_Text"><text:span text:style-name="T212">.</text:span></text:span></text:p>
                </text:list-item>
                <text:list-item>
                  <text:p text:style-name="P113"><text:span text:style-name="Source_20_Text"><text:span text:style-name="T215">Write logs can be analysed to undertand that which service is </text:span></text:span><text:span text:style-name="Source_20_Text"><text:span text:style-name="T216">using our service more and from what area we are getting more hits. </text:span></text:span><text:span text:style-name="Source_20_Text"><text:span text:style-name="T217">If required, we can add our write server also for that region.</text:span></text:span></text:p>
                </text:list-item>
                <text:list-item>
                  <text:p text:style-name="P113"><text:span text:style-name="Source_20_Text"><text:span text:style-name="T213">Read logs can be analysed to understand the trends and popularity of a service, behaviour and likes and dislikes of the people, etc geographical region wise, age group wise, rural-urban wise and so on.</text:span></text:span></text:p>
                  <text:p text:style-name="P113"><text:span text:style-name="Source_20_Text"><text:span text:style-name="T209">We can also know about number of hits from areas and we can take decision to increase or decrease number of CDNs in that area.</text:span></text:span></text:p>
                </text:list-item>
              </text:list>
            </text:list-item>
          </text:list>
        </text:list-item>
        <text:list-item>
          <text:p text:style-name="P5"><text:span text:style-name="Source_20_Text"><text:span text:style-name="T277">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7"><text:span text:style-name="Source_20_Text"><text:span text:style-name="T31">No. of hits per day,</text:span></text:span></text:p>
            </text:list-item>
            <text:list-item>
              <text:p text:style-name="P77"><text:span text:style-name="Source_20_Text"><text:span text:style-name="T31">No. of hits per second and what is the daily peak?</text:span></text:span></text:p>
            </text:list-item>
            <text:list-item>
              <text:p text:style-name="P77"><text:span text:style-name="Source_20_Text"><text:span text:style-name="T32">Amount of data coming in and going out per day,</text:span></text:span></text:p>
            </text:list-item>
            <text:list-item>
              <text:p text:style-name="P77"><text:span text:style-name="Source_20_Text"><text:span text:style-name="T32">Amount of data coming in and going out per second and what is the daily peak?</text:span></text:span></text:p>
            </text:list-item>
            <text:list-item>
              <text:p text:style-name="P77"><text:span text:style-name="Source_20_Text"><text:span text:style-name="T33">Average latency seen by the user,</text:span></text:span></text:p>
            </text:list-item>
          </text:list>
          <text:p text:style-name="P77"><text:span text:style-name="Source_20_Text"><text:span text:style-name="T34"/></text:span></text:p>
          <text:p text:style-name="P77"><text:span text:style-name="Source_20_Text"><text:span text:style-name="T34"><text:s text:c="8"/>By monitoring these counters, we will realize if we need more replication or load balancing or caching, etc.</text:span></text:span></text:p>
          <text:p text:style-name="P77"><text:span text:style-name="Source_20_Text"><text:span text:style-name="T35"><text:s text:c="8"/>Continue benchmarking and monitoring your system to address bottlenecks as they come up. Scaling is an iterative process.</text:span></text:span></text:p>
        </text:list-item>
        <text:list-item>
          <text:p text:style-name="P77"><text:span text:style-name="Source_20_Text"><text:span text:style-name="T278">Follow up questions:</text:span></text:span></text:p>
          <text:p text:style-name="P7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04T03:36:24.228985790</dc:date>
    <meta:editing-duration>P27DT11H54M27S</meta:editing-duration>
    <meta:editing-cycles>1969</meta:editing-cycles>
    <meta:document-statistic meta:table-count="0" meta:image-count="0" meta:object-count="0" meta:page-count="7" meta:paragraph-count="239" meta:word-count="4319" meta:character-count="24836" meta:non-whitespace-character-count="20784"/>
  </office:meta>
</office:document-meta>
</file>